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Quotations">
      <style:text-properties officeooo:rsid="00217ccf" officeooo:paragraph-rsid="00217ccf"/>
    </style:style>
    <style:style style:name="P2" style:family="paragraph" style:parent-style-name="Text_20_body">
      <style:text-properties officeooo:rsid="00217ccf" officeooo:paragraph-rsid="00217ccf"/>
    </style:style>
    <style:style style:name="P3" style:family="paragraph" style:parent-style-name="Text_20_body">
      <style:text-properties officeooo:paragraph-rsid="00217ccf"/>
    </style:style>
    <style:style style:name="T1" style:family="text">
      <style:text-properties officeooo:rsid="00217c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System Reference Document wersja 5.1 jest zapewniany Tobie za darmo na bazie licencji Creative Commons Attribution 4.0 International License („CC-BY-4.0”). Możesz korzystać dowolnie z tej zawartości w każdy sposób zezwalany przez licencję tak długo, jak zapewniasz poniższą notę w swojej pracy.</text:span></text:p>
      <text:p text:style-name="P1">To dzieło zawiera materiał wzięty z System Reference Document wersja 5.1 („SRD 5.1”) stworzonego przez Wizards of the Coast LLC i dostępnego pod adresem <text:a xlink:type="simple" xlink:href="https://dnd.wizards.com/resources/systems-reference-document" text:style-name="Internet_20_link" text:visited-style-name="Visited_20_Internet_20_Link">https://dnd.wizards.com/resources/systems-reference-document</text:a>. SRD 5.1 jest licencjonowane na licencji Creative Commons Attribution 4.0 International License. Licencja jest dostępna pod linkiem <text:a xlink:type="simple" xlink:href="https://creativecommons.org/licenses/by/4.0/legalcode" text:style-name="Internet_20_link" text:visited-style-name="Visited_20_Internet_20_Link">https://creativecommons.org/licenses/by/4.0/legalcode</text:a>. </text:p>
      <text:p text:style-name="P2">Prosimy nie powoływać się na Wizardów w żaden inny sposób. Możesz jednakże napisać w swoim dziele, że jest „kompatybilne z 5 edycją” lub „z 5e”. Sekcja 5 CC-BY-4.0 zawiera wyłączenie gwarancji i ograniczenie odpowiedzialności, które ogranicza naszą odpowiedzialność wobec Ciebi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2T23:23:49.904000000</meta:creation-date>
    <dc:date>2023-02-23T12:03:48.378000000</dc:date>
    <meta:editing-duration>PT8M42S</meta:editing-duration>
    <meta:editing-cycles>4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3" meta:word-count="124" meta:character-count="974" meta:non-whitespace-character-count="852"/>
  </office:meta>
</office:document-meta>
</file>